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60pt" fo:font-weight="bold" style:font-size-asian="60pt" style:font-size-complex="60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0cm" fo:margin-right="0cm" fo:text-indent="0cm"/>
      <style:text-properties fo:color="#ffffff" fo:font-size="58pt" fo:font-weight="bold" style:font-size-asian="58pt" style:font-size-complex="58pt"/>
    </style:style>
    <style:style style:name="P6" style:family="paragraph">
      <style:paragraph-properties fo:margin-left="0cm" fo:margin-right="0cm" fo:text-indent="0cm"/>
      <style:text-properties fo:color="#ffffff" fo:font-size="66pt" fo:font-weight="bold"/>
    </style:style>
    <style:style style:name="T1" style:family="text">
      <style:text-properties fo:color="#ffffff" fo:font-family="'Arial Black'" style:font-family-generic="swiss" style:font-pitch="variable" fo:font-size="60pt" fo:font-weight="bold" style:font-size-asian="60pt" style:font-size-complex="60pt"/>
    </style:style>
    <style:style style:name="T2" style:family="text">
      <style:text-properties fo:color="#ffffff" fo:font-family="'Arial Black'" style:font-family-generic="swiss" style:font-pitch="variable" fo:font-size="58pt" fo:font-weight="bold" style:font-size-asian="58pt" style:font-size-complex="5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Gloria in excelcis Deo,</text:span><text:span text:style-name="T1"><text:line-break/></text:span><text:span text:style-name="T1">Gloria, Gloria!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1. Chwalimy Cię,</text:span><text:span text:style-name="T1"><text:line-break/></text:span><text:span text:style-name="T1">błogosławimy Cię,</text:span><text:span text:style-name="T1"><text:line-break/></text:span><text:span text:style-name="T1">Wielbimy Cię,</text:span><text:span text:style-name="T1"><text:line-break/></text:span><text:span text:style-name="T1">wysławiamy Cię,</text:span><text:span text:style-name="T1"><text:line-break/></text:span><text:span text:style-name="T1">Dzięki Ci składamy,</text:span><text:span text:style-name="T1"><text:line-break/></text:span><text:span text:style-name="T1">bo wielka jest</text:span><text:span text:style-name="T1"><text:line-break/></text:span><text:span text:style-name="T1">Chwała Twoj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Panie Boże,</text:span><text:span text:style-name="T1"><text:line-break/></text:span><text:span text:style-name="T1">Królu nieba,</text:span><text:span text:style-name="T1"><text:line-break/></text:span><text:span text:style-name="T1">Boże Ojcze Wszechmogący,</text:span><text:span text:style-name="T1"><text:line-break/></text:span><text:span text:style-name="T1">Panie Synu Jednorodzony,</text:span><text:span text:style-name="T1"><text:line-break/></text:span><text:span text:style-name="T1">Jezu Chryste (x3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Gloria in excelcis Deo,</text:span><text:span text:style-name="T1"><text:line-break/></text:span><text:span text:style-name="T1">Gloria, Gloria!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-0.001cm" presentation:class="title" presentation:user-transformed="true">
          <draw:text-box>
            <text:p text:style-name="P1"><text:span text:style-name="T2">2. Panie Boże,</text:span><text:span text:style-name="T2"><text:line-break/></text:span><text:span text:style-name="T2">Baranku Boży,</text:span><text:span text:style-name="T2"><text:line-break/></text:span><text:span text:style-name="T2">Synu Ojca,</text:span><text:span text:style-name="T2"><text:line-break/></text:span><text:span text:style-name="T2">Który gładzisz</text:span><text:span text:style-name="T2"><text:line-break/></text:span><text:span text:style-name="T2">grzechy świata,</text:span><text:span text:style-name="T2"><text:line-break/></text:span><text:span text:style-name="T2">zmiłuj się</text:span><text:span text:style-name="T2"><text:line-break/></text:span><text:span text:style-name="T2">nad nam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1" draw:text-style-name="P5" draw:layer="layout" svg:width="28cm" svg:height="21cm" svg:x="0cm" svg:y="-0.001cm" presentation:class="title" presentation:user-transformed="true">
          <draw:text-box>
            <text:p text:style-name="P1"><text:span text:style-name="T2">Który gładzisz</text:span><text:span text:style-name="T2"><text:line-break/></text:span><text:span text:style-name="T2">grzechy świata,</text:span><text:span text:style-name="T2"><text:line-break/></text:span><text:span text:style-name="T2">przyjm błaganie nasze,</text:span><text:span text:style-name="T2"><text:line-break/></text:span><text:span text:style-name="T2">Który siedzisz</text:span><text:span text:style-name="T2"><text:line-break/></text:span><text:span text:style-name="T2">po prawicy Ojca,</text:span><text:span text:style-name="T2"><text:line-break/></text:span><text:span text:style-name="T2">zmiłuj się nad nam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draw:frame presentation:style-name="pr1" draw:text-style-name="P6" draw:layer="layout" svg:width="28cm" svg:height="21cm" svg:x="-0.001cm" svg:y="-0.001cm" presentation:class="title" presentation:user-transformed="true">
          <draw:text-box>
            <text:p text:style-name="P1"><text:span text:style-name="T1">Albowiem</text:span><text:span text:style-name="T1"><text:line-break/></text:span><text:span text:style-name="T1">tylko Tyś jest Święty,</text:span><text:span text:style-name="T1"><text:line-break/></text:span><text:span text:style-name="T1">tylko Tyś jest Panem,</text:span><text:span text:style-name="T1"><text:line-break/></text:span><text:span text:style-name="T1">Tylko Tyś najwyższy,</text:span><text:span text:style-name="T1"><text:line-break/></text:span><text:span text:style-name="T1">Jezu Chryste,</text:span><text:span text:style-name="T1"><text:line-break/></text:span><text:span text:style-name="T1">z Duchem Świętym,</text:span><text:span text:style-name="T1"><text:line-break/></text:span><text:span text:style-name="T1">W Chwale Boga Ojca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draw:frame presentation:style-name="pr1" draw:text-style-name="P6" draw:layer="layout" svg:width="28cm" svg:height="21cm" svg:x="-0.001cm" svg:y="-0.001cm" presentation:class="title" presentation:user-transformed="true">
          <draw:text-box>
            <text:p text:style-name="P1"><text:span text:style-name="T1">Amen /x4 <text:s/>Amen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6-06T14:26:28</meta:creation-date>
    <dc:date>2013-11-24T15:22:23.37</dc:date>
    <dc:language>pl-PL</dc:language>
    <meta:editing-cycles>15</meta:editing-cycles>
    <meta:editing-duration>PT51M7S</meta:editing-duration>
    <meta:document-statistic meta:object-count="45"/>
    <meta:user-defined meta:name="Info 1"/>
    <meta:user-defined meta:name="Info 2"/>
    <meta:user-defined meta:name="Info 3"/>
    <meta:user-defined meta:name="Info 4"/>
  </office:meta>
</office:document-meta>
</file>